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paragraph-properties fo:text-align="justify" style:justify-single-word="false"/>
      <style:text-properties fo:language="pt" fo:country="BR"/>
    </style:style>
    <style:style style:name="P5" style:family="paragraph" style:parent-style-name="Standard">
      <style:paragraph-properties fo:text-align="justify" style:justify-single-word="false"/>
      <style:text-properties fo:language="pt" fo:country="BR" fo:font-style="italic" style:font-style-asian="italic" style:font-style-complex="italic"/>
    </style:style>
    <style:style style:name="P6" style:family="paragraph" style:parent-style-name="Standard">
      <style:paragraph-properties fo:text-align="end" style:justify-single-word="false"/>
      <style:text-properties fo:language="pt" fo:country="BR" fo:background-color="transparent"/>
    </style:style>
    <style:style style:name="T1" style:family="text">
      <style:text-properties fo:font-style="italic" style:font-style-asian="italic" style:font-style-complex="italic"/>
    </style:style>
    <style:style style:name="T2" style:family="text">
      <style:text-properties fo:background-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1">Resumo (R1), textos: "O Mito da Caverna" </text:p>
      <text:p text:style-name="P1">e "Sobre Jequitibás e Eucaliptos"</text:p>
      <text:p text:style-name="P2"/>
      <text:p text:style-name="P2"/>
      <text:p text:style-name="P2"/>
      <text:p text:style-name="P4"><text:tab/><text:span text:style-name="T1">Ambos os textos fazem metáforas ao senso comum para expressar suas ideias, provavelmente para chamar a atenção leitor e criar uma atmosfera em palavras simples para descrever noções mais complexas. O Mito da Caverna já derivou em outras formas de expressar aquela ideia, que certamente a trouxeram levando a outro senso comum, mais próximo ao seu público. Ambos textos se referem de certa forma ao real e ao imaginário, ao visível e ao invisível, porém, deixando em aberto de certa forma o que seria a definição de cada um destes mundos.</text:span></text:p>
      <text:p text:style-name="P5"/>
      <text:p text:style-name="P4"><text:tab/>"Sobre Jequitibás e Eucaliptos": Algumas profissões estão relacionadas ao prazer por fazer aquilo, na verdade não são ditas profissões e sim vocações. O mundo, atualmente, e lembrando que o texto Sobre Jequitibás e Eucaliptos se remete a data de 1985 pela sua publicação, se concentra mais no imediatismo. O autor do texto faz referências a histórias da sua vida e suas experiências, o que possivelmente levou exatamente esse mesmo tempo para ele chegar a essas conclusões. O texto não faz alusão a nenhuma atitude prática do autor de defender seu ponto de vista, exceto pelo próprio ato de escrever o texto propriamente dito. Mas o objetivo não é esse, é expor uma ideia sobre um ideal. Mas ainda, uma certa crítica aos sistema de ensino e da sociedade em geral. Em diversas oportunidades faz críticas às cobranças por resultados imediatos como forma de avaliação de desempenho, se perguntando inclusive, que desempenho seria esse. Outra crítica aos valores na educação. Defende que o resultado não é uma construção quantificável e imediata. Ao se tratar de ensino e educação, defende que o conhecimento dos indivíduos (alunos) é de extrema relevância, sobrepondo-se a avaliações pontuais. Portanto, esse comportamento exige uma dedicação diferenciada, nisto categoriza dois universos, o do professor e o do que se refere como educador. O professor é o indivíduo que leva informação para um grupo de pessoas mecanicamente, o educador, ensina indivíduo a indivíduo com vontade de aprender. Neste sentido, o texto faz diversas apologias a esse papel do educador, fazendo uma pergunta básica diversas vezes ao longo do texto: "Onde está o educador". Por ser algo que considera escasso nos dias de hoje (e já daquele tempo), <text:s/>faz essa comparação à Jequitibás, arvores centenárias; a educadores, os eucaliptos, frutos de pura exploração comercial, com efeito devastador da biodiversidade. Esta mesma metáfora se aplica para indicar que a categoria Jequitibá, o educador, pertence a um bioma próprio, o que torna tão difícil racionalizar a sua formação. A formação de um educador deve vir do próprio indivíduo, de se identificar como aquilo, porém, faz outras metáforas a seres domesticados, feitos para serem algo. <text:s/><text:span text:style-name="T2"><text:s text:c="2"/></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6">Rafael Luiz Kla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1S</meta:editing-duration>
    <meta:editing-cycles>3</meta:editing-cycles>
    <meta:generator>LibreOffice/3.4$Win32 LibreOffice_project/340m1$Build-103</meta:generator>
    <dc:date>2012-03-19T09:08:16.24</dc:date>
    <meta:document-statistic meta:table-count="0" meta:image-count="0" meta:object-count="0" meta:page-count="1" meta:paragraph-count="0" meta:word-count="458" meta:character-count="2845" meta:non-whitespace-character-count="2384"/>
    <meta:user-defined meta:name="Info 1"/>
    <meta:user-defined meta:name="Info 2"/>
    <meta:user-defined meta:name="Info 3"/>
    <meta:user-defined meta:name="Info 4"/>
  </office:meta>
</office:document-meta>
</file>